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625in" fo:margin-left="0.191in" fo:margin-top="0in" fo:margin-bottom="0in" table:align="left" style:writing-mode="page"/>
    </style:style>
    <style:style style:name="Table1.A" style:family="table-column">
      <style:table-column-properties style:column-width="6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125in" fo:margin-left="0.2639in" fo:margin-top="0in" fo:margin-bottom="0in" table:align="left" style:writing-mode="page"/>
    </style:style>
    <style:style style:name="Table2.A" style:family="table-column">
      <style:table-column-properties style:column-width="6.31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65in" fo:margin-left="0.0035in" fo:margin-top="0in" fo:margin-bottom="0in" table:align="left" style:writing-mode="page"/>
    </style:style>
    <style:style style:name="Table3.A" style:family="table-column">
      <style:table-column-properties style:column-width="6.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65in" fo:margin-left="0.0035in" fo:margin-top="0in" fo:margin-bottom="0in" table:align="left" style:writing-mode="page"/>
    </style:style>
    <style:style style:name="Table4.A" style:family="table-column">
      <style:table-column-properties style:column-width="6.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65in" fo:margin-left="0.0035in" fo:margin-top="0in" fo:margin-bottom="0in" table:align="left" style:writing-mode="page"/>
    </style:style>
    <style:style style:name="Table5.A" style:family="table-column">
      <style:table-column-properties style:column-width="6.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text-indent="-0.0016in" style:auto-text-indent="false"/>
    </style:style>
    <style:style style:name="P2" style:family="paragraph" style:parent-style-name="Standard">
      <style:paragraph-properties fo:margin-left="0in" fo:line-height="150%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3" style:family="paragraph" style:parent-style-name="Standard">
      <style:paragraph-properties fo:margin-left="0in" fo:line-height="150%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eee25"/>
    </style:style>
    <style:style style:name="P4" style:family="paragraph" style:parent-style-name="Standard">
      <style:paragraph-properties fo:margin-left="0in" fo:line-height="150%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eeff4"/>
    </style:style>
    <style:style style:name="P5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6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7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0626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8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1.1874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9" style:family="paragraph" style:parent-style-name="Standard">
      <style:paragraph-properties fo:margin-left="0in" fo:text-indent="-0.0016in" style:auto-text-indent="false">
        <style:tab-stops>
          <style:tab-stop style:position="0.5in"/>
          <style:tab-stop style:position="0.75in"/>
        </style:tab-stops>
      </style:paragraph-properties>
    </style:style>
    <style:style style:name="P10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weight="bold" style:font-weight-asian="bold"/>
    </style:style>
    <style:style style:name="P11" style:family="paragraph" style:parent-style-name="Standard" style:master-page-name="Standard">
      <style:paragraph-properties fo:margin-left="0in" fo:text-align="center" style:justify-single-word="false" fo:orphans="0" fo:widows="0" fo:text-indent="-0.0016in" style:auto-text-indent="false" style:page-number="1"/>
    </style:style>
    <style:style style:name="P12" style:family="paragraph" style:parent-style-name="Standard">
      <style:paragraph-properties fo:margin-left="0in" fo:orphans="0" fo:widows="0" fo:text-indent="-0.0016in" style:auto-text-indent="false"/>
      <style:text-properties fo:font-size="11pt" fo:language="fr" fo:country="FR" style:font-size-asian="11pt" style:font-size-complex="11pt"/>
    </style:style>
    <style:style style:name="P13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Standard" style:list-style-name="WWNum1">
      <style:paragraph-properties fo:margin-left="0in" fo:text-indent="-0.0016in" style:auto-text-indent="false"/>
    </style:style>
    <style:style style:name="P15" style:family="paragraph" style:parent-style-name="Standard">
      <style:paragraph-properties fo:margin-left="0in" fo:line-height="150%" fo:keep-together="always" fo:text-indent="-0.0016in" style:auto-text-indent="false"/>
    </style:style>
    <style:style style:name="P16" style:family="paragraph" style:parent-style-name="Standard">
      <style:paragraph-properties fo:margin-left="0in" fo:keep-together="always" fo:text-indent="-0.0016in" style:auto-text-indent="false"/>
    </style:style>
    <style:style style:name="P17" style:family="paragraph" style:parent-style-name="Standard">
      <style:paragraph-properties fo:margin-left="0in" fo:keep-together="always" fo:text-indent="-0.0016in" style:auto-text-indent="false"/>
      <style:text-properties fo:color="#000000" loext:opacity="100%"/>
    </style:style>
    <style:style style:name="P18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color="#ff0000" loext:opacity="100%" fo:font-weight="bold" style:font-weight-asian="bold"/>
    </style:style>
    <style:style style:name="P19" style:family="paragraph" style:parent-style-name="Standard">
      <style:paragraph-properties fo:margin-left="0in" fo:text-indent="-0.0016in" style:auto-text-indent="false">
        <style:tab-stops>
          <style:tab-stop style:position="0.5in"/>
          <style:tab-stop style:position="0.75in"/>
        </style:tab-stops>
      </style:paragraph-properties>
      <style:text-properties fo:color="#ff0000" loext:opacity="100%" fo:font-weight="bold" style:font-weight-asian="bold"/>
    </style:style>
    <style:style style:name="P20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21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22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1.1874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23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left="0in" fo:text-indent="-0.0016in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in" fo:line-height="100%" fo:orphans="0" fo:widows="0" fo:text-indent="-0.0016in" style:auto-text-indent="false" fo:padding="0in" fo:border="none" style:shadow="none" style:join-border="false"/>
    </style:style>
    <style:style style:name="P26" style:family="paragraph" style:parent-style-name="Standard" style:list-style-name="WWNum2">
      <style:paragraph-properties fo:margin-left="0in" fo:text-indent="-0.0016in" style:auto-text-indent="false"/>
    </style:style>
    <style:style style:name="P27" style:family="paragraph" style:parent-style-name="Standard">
      <style:paragraph-properties fo:margin-left="0in" fo:text-indent="-0.0016in" style:auto-text-indent="false">
        <style:tab-stops>
          <style:tab-stop style:position="0.5in"/>
          <style:tab-stop style:position="0.75in"/>
        </style:tab-stops>
      </style:paragraph-properties>
    </style:style>
    <style:style style:name="P28" style:family="paragraph" style:parent-style-name="Standard">
      <style:paragraph-properties fo:margin-left="0in" fo:text-indent="-0.0016in" style:auto-text-indent="false"/>
      <style:text-properties officeooo:paragraph-rsid="0024cc85"/>
    </style:style>
    <style:style style:name="P29" style:family="paragraph" style:parent-style-name="Standard">
      <style:paragraph-properties fo:margin-left="0in" fo:text-indent="-0.0016in" style:auto-text-indent="false"/>
      <style:text-properties officeooo:paragraph-rsid="00267491"/>
    </style:style>
    <style:style style:name="P30" style:family="paragraph" style:parent-style-name="Standard">
      <style:paragraph-properties fo:margin-left="0in" fo:text-indent="-0.0016in" style:auto-text-indent="false"/>
      <style:text-properties officeooo:paragraph-rsid="0027f71f"/>
    </style:style>
    <style:style style:name="T1" style:family="text">
      <style:text-properties fo:font-size="11pt" fo:language="fr" fo:country="FR" style:text-underline-style="solid" style:text-underline-width="auto" style:text-underline-color="font-color" fo:font-weight="bold" style:font-size-asian="11pt" style:font-weight-asian="bold" style:font-size-complex="11pt"/>
    </style:style>
    <style:style style:name="T2" style:family="text">
      <style:text-properties fo:font-size="11pt" fo:language="fr" fo:country="FR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fo:language="fr" fo:country="FR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weight="bold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fr" fo:country="FR"/>
    </style:style>
    <style:style style:name="T9" style:family="text">
      <style:text-properties fo:color="#000000" loext:opacity="100%" fo:language="fr" fo:country="FR" style:text-underline-style="none" loext:padding="0.0201in" loext:border="0.06pt solid #ff0000"/>
    </style:style>
    <style:style style:name="T10" style:family="text">
      <style:text-properties fo:color="#000000" loext:opacity="100%" fo:font-style="italic" style:font-style-asian="italic"/>
    </style:style>
    <style:style style:name="T11" style:family="text">
      <style:text-properties fo:color="#000000" loext:opacity="100%" loext:padding="0.0201in" loext:border="0.06pt solid #ff0000"/>
    </style:style>
    <style:style style:name="T12" style:family="text">
      <style:text-properties fo:color="#000000" loext:opacity="100%" style:text-underline-style="none" loext:padding="0.0201in" loext:border="0.06pt solid #ff0000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fo:background-color="#ffff00" loext:char-shading-value="0" style:font-weight-asian="bold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weight="bold" style:font-weight-asian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loext:padding="0.0201in" loext:border="0.06pt solid #ff0000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tyle="italic" style:font-style-asian="itali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eee25"/>
    </style:style>
    <style:style style:name="T23" style:family="text">
      <style:text-properties style:text-underline-style="solid" style:text-underline-width="auto" style:text-underline-color="font-color" officeooo:rsid="001eeff4"/>
    </style:style>
    <style:style style:name="T24" style:family="text">
      <style:text-properties officeooo:rsid="001eee25"/>
    </style:style>
    <style:style style:name="T25" style:family="text">
      <style:text-properties officeooo:rsid="001eeff4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1eeff4"/>
    </style:style>
    <style:style style:name="T28" style:family="text">
      <style:text-properties officeooo:rsid="0023dd39"/>
    </style:style>
    <style:style style:name="T29" style:family="text">
      <style:text-properties officeooo:rsid="0024cc8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4cc85" style:font-weight-asian="normal" style:font-weight-complex="normal"/>
    </style:style>
    <style:style style:name="T32" style:family="text">
      <style:text-properties officeooo:rsid="00267491"/>
    </style:style>
    <style:style style:name="T33" style:family="text">
      <style:text-properties officeooo:rsid="0027f7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 loext:marker-style-name="T2"><text:span text:style-name="T1">FR 1B: Exercices de révision pour l’examen final</text:span><text:span text:style-name="T1"/></text:h>
      <text:h text:style-name="P12" text:outline-level="1" loext:marker-style-name="T3"/>
      <text:list text:style-name="WWNum1">
        <text:list-item>
          <text:h text:style-name="P14" text:outline-level="1"><text:span text:style-name="T6">Exercice de compréhension. </text:span><text:span text:style-name="T5"><text:s/>Sophie a trouvé un appartement et elle écrit une lettre à son amie Claire. <text:s/>Ecoutez et choisissez la meilleure réponse qui complète chaque phrase. <text:s/></text:span>(8 points)</text:h>
        </text:list-item>
      </text:list>
      <text:h text:style-name="P1" text:outline-level="1"/>
      <text:h text:style-name="P15" text:outline-level="1" loext:marker-style-name="T8"><text:span text:style-name="T8">1. Sophie peut facilement aller à la fac ...</text:span><text:span text:style-name="T8"/></text:h>
      <text:h text:style-name="P16" text:outline-level="1" loext:marker-style-name="T8"><text:span text:style-name="T8"><text:tab/></text:span><text:span text:style-name="T9">a.</text:span><text:span text:style-name="T8"> à vélo<text:tab/><text:tab/><text:tab/><text:tab/>c. en voiture</text:span></text:h>
      <text:h text:style-name="P16" text:outline-level="1" loext:marker-style-name="T7"><text:span text:style-name="T8"><text:tab/></text:span><text:span text:style-name="T7">b. en avion<text:tab/><text:tab/><text:tab/><text:tab/>d. à pied</text:span></text:h>
      <text:h text:style-name="P17" text:outline-level="1" loext:marker-style-name="T7"/>
      <text:h text:style-name="P15" text:outline-level="1" loext:marker-style-name="T7"><text:span text:style-name="T7">2. L’appartement a ...</text:span><text:span text:style-name="T7"/></text:h>
      <text:h text:style-name="P16" text:outline-level="1" loext:marker-style-name="T7"><text:span text:style-name="T7"><text:tab/>a. deux chambres <text:tab/><text:tab/><text:tab/></text:span><text:span text:style-name="T12">c.</text:span><text:span text:style-name="T7"> trois chambres</text:span></text:h>
      <text:h text:style-name="P16" text:outline-level="1" loext:marker-style-name="T7"><text:span text:style-name="T7"><text:tab/>b. trois salles de bains<text:tab/><text:tab/></text:span>d.<text:span text:style-name="T7"> une salle de bains</text:span></text:h>
      <text:h text:style-name="P17" text:outline-level="1" loext:marker-style-name="T7"/>
      <text:h text:style-name="P15" text:outline-level="1" loext:marker-style-name="T7"><text:span text:style-name="T7">3. La cuisine est ...</text:span><text:span text:style-name="T7"/></text:h>
      <text:h text:style-name="P16" text:outline-level="1" loext:marker-style-name="T7"><text:span text:style-name="T7"><text:tab/>a. très grande <text:tab/><text:tab/><text:tab/>c. belle</text:span><text:span text:style-name="T7"/></text:h>
      <text:h text:style-name="P16" text:outline-level="1" loext:marker-style-name="T7"><text:span text:style-name="T7"><text:tab/></text:span><text:span text:style-name="T11">b.</text:span><text:span text:style-name="T7"> petite<text:tab/><text:tab/><text:tab/><text:tab/>d. confortable</text:span></text:h>
      <text:h text:style-name="P17" text:outline-level="1" loext:marker-style-name="T7"/>
      <text:h text:style-name="P15" text:outline-level="1" loext:marker-style-name="T7"><text:span text:style-name="T7">4. L’appartement n’a pas ...</text:span><text:span text:style-name="T7"/></text:h>
      <text:h text:style-name="P16" text:outline-level="1" loext:marker-style-name="T7"><text:span text:style-name="T7"><text:tab/>a. de meubles confortables<text:tab/>c. de salle de séjour</text:span><text:span text:style-name="T7"/></text:h>
      <text:h text:style-name="P16" text:outline-level="1" loext:marker-style-name="T7"><text:span text:style-name="T7"><text:tab/>b. de cuisine<text:tab/><text:tab/><text:tab/></text:span><text:span text:style-name="T11">d.</text:span><text:span text:style-name="T7"> de jardin</text:span></text:h>
      <text:h text:style-name="P1" text:outline-level="1"/>
      <text:h text:style-name="P13" text:outline-level="1" loext:marker-style-name="T4"/>
      <text:h text:style-name="P5" text:outline-level="1"><text:span text:style-name="T13">II. Agatha raconte une histoire.</text:span> Complétez le passage A avec les verbes entre parenthèses conjugués au présent et le passage B au passé composé. <text:s/>(18 points)</text:h>
      <text:h text:style-name="P5" text:outline-level="1"/>
      <text:h text:style-name="P10" text:outline-level="1">A. Utilisez le présent</text:h>
      <text:h text:style-name="P5" text:outline-level="1"/>
      <text:h text:style-name="P3" text:outline-level="1"><text:s text:c="8"/>Normalement je (1. se lever<text:span text:style-name="T24">) </text:span><text:span text:style-name="T22">me lève</text:span> vers 7 heures du matin, je (se laver<text:span text:style-name="T25">) </text:span><text:span text:style-name="T23">me lave</text:span> et (3. s’habiller<text:span text:style-name="T25">) </text:span><text:span text:style-name="T23">m’habille</text:span>. <text:s/>Puis je (4.prendre) <text:span text:style-name="T23">prends</text:span><text:span text:style-name="T27"> </text:span>mon petit déjeuner et je (5. partir)<text:span text:style-name="T26"> </text:span><text:span text:style-name="T23">pars</text:span><text:span text:style-name="T26"> </text:span>pour la fac. <text:s/>Je (prendre) <text:span text:style-name="T23">prends</text:span> toujours le bus pour aller en cours. <text:s/></text:h>
      <text:h text:style-name="P5" text:outline-level="1"/>
      <text:h text:style-name="P10" text:outline-level="1">B. Utilisez le passé composé</text:h>
      <text:h text:style-name="P5" text:outline-level="1"/>
      <text:h text:style-name="P4" text:outline-level="1"><text:s text:c="9"/>Mais hier, rien n’a été comme d’habitude! <text:s/>D’abord, mon réveil n’a pas sonné et je (1. se réveiller<text:span text:style-name="T25">) </text:span><text:span text:style-name="T23">me suis réveill</text:span><text:span text:style-name="T21">é</text:span> à 8 heures. Je (2. ne pas avoir) <text:span text:style-name="T23">n’ai pas eu</text:span> le temps de me doucher, et j<text:span text:style-name="T25">e/j</text:span> (3. devoir<text:span text:style-name="T25">) </text:span><text:span text:style-name="T23">‘ai dû</text:span> quitter la maison sans boire mon café; mais enfin, (4. arriver) <text:span text:style-name="T23">je suis arrivé</text:span> en classe à l’heure. <text:s/></text:h>
      <text:h text:style-name="P5" text:outline-level="1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h text:style-name="P18" text:outline-level="1">Révisez le présent et le passé composé, et les verbes pronominaux.</text:h>
            <text:h text:style-name="P6" text:outline-level="1"/>
          </table:table-cell>
        </table:table-row>
      </table:table>
      <text:h text:style-name="P6" text:outline-level="1"/>
      <text:h text:style-name="P7" text:outline-level="1"><text:span text:style-name="T13">III) Faisons du shopping! </text:span><text:s/>Choisissez les pronoms et adjectifs démonstratifs qui complètent le mieux chaque phrase. (5 points) <text:s/></text:h>
      <text:h text:style-name="P23" text:outline-level="1" loext:marker-style-name="T13"/>
      <text:h text:style-name="P2" text:outline-level="1">Béatrice: Tu veux aller faire du shopping, Anna?</text:h>
      <text:h text:style-name="P2" text:outline-level="1">Anna: Oui! <text:s/>D’accord. <text:s/><text:span text:style-name="T18">Ce</text:span><text:span text:style-name="T17">/Cette/Cet</text:span><text:span text:style-name="T21"> </text:span>magazin là-bas est sympa. On y va? <text:s/></text:h>
      <text:h text:style-name="P2" text:outline-level="1">Béatrice: Oui? <text:s/>Regarde <text:span text:style-name="T17">cette/ce/</text:span><text:span text:style-name="T18">ces</text:span> robes? <text:s/>Qu’est-ce que tu en penses?</text:h>
      <text:h text:style-name="P2" text:outline-level="1">Anna: <text:span text:style-name="T17">Lequel/</text:span><text:span text:style-name="T18">lesquelles</text:span><text:span text:style-name="T17">/laquelle</text:span><text:span text:style-name="T19">?</text:span></text:h>
      <text:h text:style-name="P2" text:outline-level="1">Béatrice: <text:s/>Les robes en coton à ta gauche (on your left). </text:h>
      <text:h text:style-name="P2" text:outline-level="1">Anna: J’aime bien <text:span text:style-name="T17">ce/</text:span><text:span text:style-name="T18">cette</text:span><text:span text:style-name="T17">/cet</text:span><text:span text:style-name="T21"> </text:span>robe noire. <text:s/>Je vais la prendre.</text:h>
      <text:h text:style-name="P6" text:outline-level="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5" text:outline-level="1" loext:marker-style-name="T16"><text:span text:style-name="T16">(Révisez les adjectifs démonstratifs ce, ces, cette, cet ; <text:s/>lequel)</text:span><text:span text:style-name="T16"/></text:h>
          </table:table-cell>
        </table:table-row>
      </table:table>
      <text:h text:style-name="P6" text:outline-level="1"/>
      <text:h text:style-name="P6" text:outline-level="1"><text:tab/><text:tab/><text:tab/></text:h>
      <text:h text:style-name="P1" text:outline-level="1"><text:span text:style-name="T13">IV. <text:s/>Une interview. <text:s/></text:span>Voici quelques questions sur votre vie personnelle. <text:s/>Répondez en 2-3 phrases complètes, <text:span text:style-name="T13">et utilisez dans votre réponse le même temps du verbe qui est dans la question. <text:s/></text:span>(18 points)</text:h>
      <text:h text:style-name="P1" text:outline-level="1"/>
      <text:list text:style-name="WWNum2">
        <text:list-item>
          <text:h text:style-name="P26" text:outline-level="1">A quelle heure est-ce que vous vous êtes couché-e hier soir? A quelle heure est-ce que vous vous êtes levé-e ce matin?</text:h>
        </text:list-item>
      </text:list>
      <text:h text:style-name="P28" text:outline-level="1"><text:tab/><text:tab/><text:span text:style-name="T28">H</text:span><text:span text:style-name="T29">ier soir je me suis couchée </text:span><text:span text:style-name="T30">à </text:span><text:span text:style-name="T31">minuit. Je me suis levée à 7h ce matin.</text:span></text:h>
      <text:h text:style-name="P1" text:outline-level="1"/>
      <text:list text:continue-numbering="true" text:style-name="WWNum2">
        <text:list-item>
          <text:h text:style-name="P26" text:outline-level="1">Quelles tâches ménagères devez-vous faire ce week-end ?</text:h>
        </text:list-item>
      </text:list>
      <text:h text:style-name="P1" text:outline-level="1"><text:tab/><text:tab/><text:span text:style-name="T29">Ce week-end </text:span><text:span text:style-name="T32">je dois faire la vaisselle et sortir la poubelle. Je dois aussi passer l’aspirateur.</text:span></text:h>
      <text:h text:style-name="P1" text:outline-level="1"/>
      <text:list text:continue-numbering="true" text:style-name="WWNum2">
        <text:list-item>
          <text:h text:style-name="P26" text:outline-level="1">Où alliez-vous à l’école quand vous aviez 10 ans? <text:s/>Comment était votre instituteur ou institutrice?</text:h>
        </text:list-item>
      </text:list>
      <text:h text:style-name="P29" text:outline-level="1"><text:tab/><text:tab/><text:span text:style-name="T32">J’allais à Holmes Avenure quand j’avais 10 ans. Mon instituteur n’était pas sympa.</text:span></text:h>
      <text:h text:style-name="P1" text:outline-level="1"/>
      <text:list text:continue-numbering="true" text:style-name="WWNum2">
        <text:list-item>
          <text:h text:style-name="P26" text:outline-level="1">Dans quelle pièce de votre maison ou appartement est-ce que vous aimez étudier?</text:h>
        </text:list-item>
      </text:list>
      <text:h text:style-name="P30" text:outline-level="1"><text:tab/><text:tab/><text:span text:style-name="T33">Je </text:span><text:bookmark text:name="tw-target-text"/>préfère étudier <text:span text:style-name="T33">dans la chambre principal. Je peux</text:span><text:bookmark text:name="tw-target-text Copy 1"/><text:span text:style-name="T33"> </text:span>être <text:span text:style-name="T33">seule et </text:span><text:bookmark text:name="tw-target-text Copy 2"/>écouter <text:span text:style-name="T33">de la musique.</text:span></text:h>
      <text:h text:style-name="P30" text:outline-level="1"/>
      <text:h text:style-name="P1" text:outline-level="1"/>
      <text:h text:style-name="P1" text:outline-level="1"/>
      <text:h text:style-name="P1" text:outline-level="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19" text:outline-level="1">Révisez l’imparfait, <text:s/>les verbes pronominaux ; la comparaison ; la négation ; la maison. </text:h>
          </table:table-cell>
        </table:table-row>
      </table:table>
      <text:h text:style-name="P2" text:outline-level="1"/>
      <text:h text:style-name="P6" text:outline-level="1"><text:soft-page-break/></text:h>
      <text:h text:style-name="P5" text:outline-level="1" loext:marker-style-name="T13"><text:span text:style-name="T13">V. Vocabulaire et culture</text:span>. <text:span text:style-name="T13"><text:s/>Choisissez la meilleure réponse qui complète chaque phrase</text:span><text:span text:style-name="T19"> </text:span><text:span text:style-name="T13"><text:s/>(12 points)</text:span></text:h>
      <text:h text:style-name="P24" text:outline-level="1" loext:marker-style-name="T13"/>
      <text:h text:style-name="P15" text:outline-level="1" loext:marker-style-name="T7"><text:span text:style-name="T7"><text:tab/><text:tab/>1. Pour se brosser les dents, on se sert de ...</text:span><text:span text:style-name="T7"/></text:h>
      <text:h text:style-name="P16" text:outline-level="1" loext:marker-style-name="T7"><text:span text:style-name="T7"><text:tab/><text:tab/>a. une brosse à cheveux<text:tab/><text:tab/>c. une serviette</text:span><text:span text:style-name="T7"/></text:h>
      <text:h text:style-name="P16" text:outline-level="1" loext:marker-style-name="T7"><text:span text:style-name="T7"><text:tab/><text:tab/>b. un aspirateur<text:tab/><text:tab/><text:tab/></text:span><text:span text:style-name="T11">d.</text:span><text:span text:style-name="T7"> une brosse à dents</text:span></text:h>
      <text:h text:style-name="P17" text:outline-level="1" loext:marker-style-name="T7"/>
      <text:h text:style-name="P15" text:outline-level="1" loext:marker-style-name="T7"><text:span text:style-name="T7"><text:tab/><text:tab/>2. Quand les vêtements sont sales (</text:span><text:span text:style-name="T10">dirty</text:span><text:span text:style-name="T7">), on doit faire ...</text:span></text:h>
      <text:h text:style-name="P16" text:outline-level="1" loext:marker-style-name="T7"><text:span text:style-name="T7"><text:tab/><text:tab/>a. son lit <text:tab/><text:tab/><text:tab/><text:tab/></text:span><text:span text:style-name="T11">c.</text:span><text:span text:style-name="T7"> la lessive</text:span></text:h>
      <text:h text:style-name="P16" text:outline-level="1" loext:marker-style-name="T7"><text:span text:style-name="T7"><text:tab/><text:tab/>b. la vaisselle<text:tab/><text:tab/><text:tab/><text:tab/>d. la cuisine</text:span><text:span text:style-name="T7"/></text:h>
      <text:h text:style-name="P1" text:outline-level="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9" text:outline-level="1" loext:marker-style-name="T16"><text:span text:style-name="T16">Révisez les verbes pronominaux, la négation, l’imparfait et le vocabulaire de la maison </text:span><text:span text:style-name="T16"/></text:h>
            <text:h text:style-name="P9" text:outline-level="1">(Liste des verbes pronominaux; La maison ; Les tâches ménagères)</text:h>
            <text:h text:style-name="P8" text:outline-level="1"/>
          </table:table-cell>
        </table:table-row>
      </table:table>
      <text:h text:style-name="P8" text:outline-level="1"/>
      <text:h text:style-name="P1" text:outline-level="1"/>
      <text:h text:style-name="P1" text:outline-level="1"><text:span text:style-name="T13">VI.</text:span> <text:s/>Lecture : Lisez le texte et marquez l’expression qui complète le mieux chaque phrase. <text:s/><text:tab/>(Choix multiple, 6 points)</text:h>
      <text:h text:style-name="P8" text:outline-level="1"/>
      <text:h text:style-name="P1" text:outline-level="1"/>
      <text:h text:style-name="P9" text:outline-level="1"><text:span text:style-name="T13">VII. <text:s/>Essai. <text:s/></text:span>Ecrivez un paragraphe bien organisé et bien développé (au moins 8 phrases). <text:span text:style-name="T20">Attention ! <text:s/>Essayez d’employer les structures et le vocabulaire que nous avons étudiés en classe ! <text:s text:c="3"/></text:span><text:span text:style-name="T13">Répondez avec le temps du verbe utilisé dans les questions. <text:s/></text:span>(20 points)</text:h>
      <text:h text:style-name="P9" text:outline-level="1"/>
      <text:h text:style-name="P9" text:outline-level="1" loext:marker-style-name="T14"><text:span text:style-name="T14">Using an online translator to write the essay question will result automatically with an F.</text:span><text:span text:style-name="T14"/></text:h>
      <text:h text:style-name="P9" text:outline-level="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9" text:outline-level="1" loext:marker-style-name="T15"><text:span text:style-name="T16">Révisez l’imparfait, la maison, les tâches ménagères.</text:span><text:span text:style-name="T16"/></text:h>
            <text:h text:style-name="P8" text:outline-level="1"/>
          </table:table-cell>
        </table:table-row>
      </table:table>
      <text:h text:style-name="P8" text:outline-level="1"><text:bookmark text:name="_heading=h.gjdgxs"/></text:h>
      <text:h text:style-name="P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fr" fo:country="FR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08in" fo:margin-top="0in" fo:margin-bottom="0in" style:contextual-spacing="false" style:line-height-at-least="0.0008in" fo:text-align="start" style:justify-single-word="false" fo:orphans="2" fo:widows="2" fo:hyphenation-ladder-count="no-limit" fo:text-indent="-0.0008in" style:auto-text-indent="false" style:vertical-align="top" style:writing-mode="lr-tb"/>
      <style:text-properties style:text-position="-4% 100%" fo:language="en" fo:country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Footnote" style:family="paragraph" style:parent-style-name="Standard" style:class="extra">
      <style:paragraph-properties fo:orphans="0" fo:widows="0" fo:text-indent="0.5in" style:auto-text-indent="false"/>
      <style:text-properties fo:font-size="10pt" style:font-size-asian="10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Footnote_20_Symbol" style:display-name="Footnote Symbol" style:family="text">
      <style:text-properties style:text-position="super 58%" style:text-blinking="false" style:text-emphasize="none" style:text-scale="100%"/>
    </style:style>
    <style:style style:name="Footnote_20_anchor" style:display-name="Footnote anchor" style:family="text">
      <style:text-properties style:text-position="super 58%" style:text-blinking="false" style:text-emphasize="none" style:text-scale="100%"/>
    </style:style>
    <style:style style:name="ListLabel_20_1" style:display-name="ListLabel 1" style:family="text">
      <style:text-properties style:text-position="0% 100%" fo:font-weight="bold" style:font-weight-asian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fo:font-weight="bold" style:font-weight-asian="bold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le Bratzler</meta:initial-creator>
    <meta:editing-cycles>12</meta:editing-cycles>
    <meta:creation-date>2021-03-11T00:46:00</meta:creation-date>
    <dc:date>2024-03-14T19:18:43.217367461</dc:date>
    <meta:editing-duration>PT2H17M56S</meta:editing-duration>
    <meta:generator>LibreOffice/24.2.1.2$Linux_X86_64 LibreOffice_project/420$Build-2</meta:generator>
    <meta:document-statistic meta:table-count="5" meta:image-count="0" meta:object-count="0" meta:page-count="3" meta:paragraph-count="52" meta:word-count="685" meta:character-count="4060" meta:non-whitespace-character-count="3311"/>
    <meta:user-defined meta:name="AppVersion">16.0000</meta:user-defined>
    <meta:template xlink:type="simple" xlink:actuate="onRequest" xlink:title="Normal.dotm" xlink:href=""/>
  </office:meta>
</office:document-meta>
</file>